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  <style:text-properties fo:font-size="22pt" officeooo:paragraph-rsid="0001c16e" style:font-size-asian="22pt" style:font-size-complex="22pt"/>
    </style:style>
    <style:style style:name="P2" style:family="paragraph" style:parent-style-name="Standard">
      <style:text-properties fo:font-size="22pt" style:text-underline-style="none" fo:font-weight="bold" officeooo:paragraph-rsid="0001c16e" style:font-size-asian="22pt" style:font-weight-asian="bold" style:font-size-complex="22pt"/>
    </style:style>
    <style:style style:name="P3" style:family="paragraph" style:parent-style-name="Standard">
      <style:text-properties fo:font-size="22pt" style:text-underline-style="solid" style:text-underline-width="auto" style:text-underline-color="font-color" fo:font-weight="bold" officeooo:rsid="000562cb" officeooo:paragraph-rsid="0001c16e" style:font-size-asian="22pt" style:font-weight-asian="bold" style:font-size-complex="22pt"/>
    </style:style>
    <style:style style:name="P4" style:family="paragraph" style:parent-style-name="Standard">
      <style:text-properties fo:font-size="16pt" style:text-underline-style="solid" style:text-underline-width="auto" style:text-underline-color="font-color" fo:font-weight="bold" officeooo:rsid="0013af60" officeooo:paragraph-rsid="0001c16e" style:font-size-asian="16pt" style:font-weight-asian="bold" style:font-size-complex="16pt" style:font-weight-complex="bold"/>
    </style:style>
    <style:style style:name="P5" style:family="paragraph" style:parent-style-name="Standard">
      <style:text-properties fo:font-size="16pt" style:text-underline-style="solid" style:text-underline-width="auto" style:text-underline-color="font-color" fo:font-weight="bold" officeooo:rsid="00032757" officeooo:paragraph-rsid="00032757" style:font-size-asian="16pt" style:font-weight-asian="bold" style:font-size-complex="16pt" style:font-weight-complex="bold"/>
    </style:style>
    <style:style style:name="P6" style:family="paragraph" style:parent-style-name="Standard">
      <style:text-properties fo:font-size="16pt" style:text-underline-style="solid" style:text-underline-width="auto" style:text-underline-color="font-color" fo:font-weight="bold" officeooo:paragraph-rsid="0001c16e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paragraph-rsid="0001c16e" style:font-weight-asian="bold" style:font-weight-complex="bold"/>
    </style:style>
    <style:style style:name="P8" style:family="paragraph" style:parent-style-name="Standard">
      <style:text-properties fo:font-size="16pt" fo:font-weight="bold" officeooo:rsid="000e6d91" officeooo:paragraph-rsid="0001c16e" style:font-size-asian="16pt" style:font-weight-asian="bold" style:font-size-complex="16pt" style:font-weight-complex="bold"/>
    </style:style>
    <style:style style:name="P9" style:family="paragraph" style:parent-style-name="Standard">
      <style:text-properties fo:font-size="16pt" fo:font-weight="bold" officeooo:rsid="0013af60" officeooo:paragraph-rsid="0001c16e" style:font-size-asian="16pt" style:font-weight-asian="bold" style:font-size-complex="16pt" style:font-weight-complex="bold"/>
    </style:style>
    <style:style style:name="P10" style:family="paragraph" style:parent-style-name="Standard">
      <style:text-properties officeooo:paragraph-rsid="0001c16e"/>
    </style:style>
    <style:style style:name="P11" style:family="paragraph" style:parent-style-name="Standard">
      <style:text-properties fo:font-size="16pt" officeooo:paragraph-rsid="0001c16e" style:font-size-asian="16pt" style:font-size-complex="16pt"/>
    </style:style>
    <style:style style:name="P12" style:family="paragraph" style:parent-style-name="Standard">
      <style:text-properties fo:font-size="16pt" officeooo:rsid="0013af60" officeooo:paragraph-rsid="0001c16e" style:font-size-asian="16pt" style:font-size-complex="16pt"/>
    </style:style>
    <style:style style:name="P13" style:family="paragraph" style:parent-style-name="Standard">
      <style:text-properties fo:font-size="16pt" fo:font-weight="bold" officeooo:rsid="0013589d" officeooo:paragraph-rsid="0001c16e" style:font-size-asian="16pt" style:font-weight-asian="bold" style:font-size-complex="16pt" style:font-weight-complex="bold"/>
    </style:style>
    <style:style style:name="P14" style:family="paragraph" style:parent-style-name="Standard">
      <style:text-properties fo:font-size="16pt" style:text-underline-style="solid" style:text-underline-width="auto" style:text-underline-color="font-color" officeooo:paragraph-rsid="0001c16e" style:font-size-asian="16pt" style:font-size-complex="16pt"/>
    </style:style>
    <style:style style:name="P15" style:family="paragraph" style:parent-style-name="Standard">
      <style:text-properties fo:font-size="16pt" officeooo:rsid="000e6d91" officeooo:paragraph-rsid="0001c16e" style:font-size-asian="16pt" style:font-size-complex="16pt"/>
    </style:style>
    <style:style style:name="T1" style:family="text">
      <style:text-properties style:text-underline-style="none" fo:font-weight="bold" style:font-weight-asian="bold"/>
    </style:style>
    <style:style style:name="T2" style:family="text">
      <style:text-properties style:text-underline-style="solid" style:text-underline-width="auto" style:text-underline-color="font-color" fo:font-weight="bold" style:font-weight-asian="bold"/>
    </style:style>
    <style:style style:name="T3" style:family="text">
      <style:text-properties style:text-underline-style="solid" style:text-underline-width="auto" style:text-underline-color="font-color" fo:font-weight="bold" officeooo:rsid="00032757" style:font-weight-asian="bold"/>
    </style:style>
    <style:style style:name="T4" style:family="text">
      <style:text-properties style:text-underline-style="solid" style:text-underline-width="auto" style:text-underline-color="font-color" officeooo:rsid="000562cb"/>
    </style:style>
    <style:style style:name="T5" style:family="text">
      <style:text-properties style:text-underline-style="none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16pt" officeooo:rsid="0001c16e" style:font-size-asian="16pt" style:font-size-complex="16pt"/>
    </style:style>
    <style:style style:name="T8" style:family="text">
      <style:text-properties fo:font-size="16pt" style:text-underline-style="solid" style:text-underline-width="auto" style:text-underline-color="font-color" officeooo:rsid="000562cb" style:font-size-asian="16pt" style:font-size-complex="16pt"/>
    </style:style>
    <style:style style:name="T9" style:family="text">
      <style:text-properties fo:font-size="16pt" style:text-underline-style="solid" style:text-underline-width="auto" style:text-underline-color="font-color" officeooo:rsid="0001c16e" style:font-size-asian="16pt" style:font-size-complex="16pt"/>
    </style:style>
    <style:style style:name="T10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11" style:family="text">
      <style:text-properties fo:font-size="18pt" style:text-underline-style="solid" style:text-underline-width="auto" style:text-underline-color="font-color" officeooo:rsid="0001c16e" style:font-size-asian="18pt" style:font-size-complex="18pt"/>
    </style:style>
    <style:style style:name="T12" style:family="text">
      <style:text-properties fo:font-size="18pt" style:font-size-asian="18pt" style:font-size-complex="18pt"/>
    </style:style>
    <style:style style:name="T13" style:family="text">
      <style:text-properties fo:font-size="16pt" fo:font-weight="bold" style:font-size-asian="16pt" style:font-weight-asian="bold" style:font-size-complex="16pt"/>
    </style:style>
    <style:style style:name="T14" style:family="text">
      <style:text-properties fo:font-size="16pt" officeooo:rsid="0001f77a" style:font-size-asian="16pt" style:font-size-complex="16pt"/>
    </style:style>
    <style:style style:name="T15" style:family="text">
      <style:text-properties fo:font-size="16pt" officeooo:rsid="000d6ea1" style:font-size-asian="16pt" style:font-size-complex="16pt"/>
    </style:style>
    <style:style style:name="T16" style:family="text">
      <style:text-properties fo:font-size="16pt" officeooo:rsid="0013af60" style:font-size-asian="16pt" style:font-size-complex="16pt"/>
    </style:style>
    <style:style style:name="T17" style:family="text">
      <style:text-properties fo:font-weight="bold" officeooo:rsid="0013589d" style:font-weight-asian="bold" style:font-weight-complex="bold"/>
    </style:style>
    <style:style style:name="T18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/>
    </style:style>
    <style:style style:name="T19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20" style:family="text">
      <style:text-properties officeooo:rsid="0014a174"/>
    </style:style>
    <style:style style:name="T21" style:family="text">
      <style:text-properties fo:font-size="16pt" officeooo:rsid="0014a174" style:font-size-asian="16pt" style:font-size-complex="16pt"/>
    </style:style>
    <style:style style:name="T22" style:family="text">
      <style:text-properties fo:font-size="16pt" officeooo:rsid="0013589d" style:font-size-asian="16pt" style:font-size-complex="16pt"/>
    </style:style>
    <style:style style:name="T23" style:family="text">
      <style:text-properties fo:font-size="16pt" officeooo:rsid="00176ab0" style:font-size-asian="16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<text:tab/><text:tab/></text:span><text:span text:style-name="T2">Pozvánka a propozice na soutěž o</text:span><text:span text:style-name="T1"> <text:tab/><text:tab/><text:tab/><text:tab/> <text:s text:c="3"/></text:span><text:span text:style-name="T2">„ Mistra kroužku 202</text:span><text:span text:style-name="T3">5</text:span><text:span text:style-name="T2">“</text:span></text:p>
      <text:p text:style-name="P2"><text:tab/><text:tab/><text:tab/></text:p>
      <text:p text:style-name="P2"><text:tab/><text:tab/><text:tab/> <text:s text:c="2"/><text:span text:style-name="T4">Změna termínu!</text:span></text:p>
      <text:p text:style-name="P3"/>
      <text:p text:style-name="P4">Pořadatel: Raketomodelářský klub Letostroj Letovice p.s.</text:p>
      <text:p text:style-name="P5"><text:span text:style-name="T5"><text:tab/><text:tab/><text:tab/></text:span>SVČ SPEKTRUM Letovice</text:p>
      <text:p text:style-name="P6"/>
      <text:p text:style-name="P7"><text:span text:style-name="T6"><text:s text:c="2"/>Soutěž o „Mistra kroužku“ raketových modelářů žáků při SVČ <text:s text:c="6"/><text:tab/></text:span><text:span text:style-name="T7">SPEKTRUM</text:span><text:span text:style-name="T6"> Letovice a RMK Letovice, se koná v </text:span><text:span text:style-name="T7">sobotu</text:span></text:p>
      <text:p text:style-name="P7"><text:span text:style-name="T6"><text:s/><text:tab/><text:tab/></text:span><text:span text:style-name="T8">7</text:span><text:span text:style-name="T9">.</text:span><text:span text:style-name="T8">6</text:span><text:span text:style-name="T9">.</text:span><text:span text:style-name="T10"> 202</text:span><text:span text:style-name="T11">5</text:span><text:span text:style-name="T10"> od 9.00</text:span><text:span text:style-name="T12"> </text:span><text:span text:style-name="T6">hod na letišti LK Letovice</text:span></text:p>
      <text:p text:style-name="P8"/>
      <text:p text:style-name="P9"/>
      <text:p text:style-name="P10"><text:span text:style-name="T6">Hlavní rozhodčí: </text:span><text:span text:style-name="T13">Bohuslav Kuda</text:span></text:p>
      <text:p text:style-name="P11">Časoměřiči určeni na místě konání</text:p>
      <text:p text:style-name="P10"><text:span text:style-name="T6">Pravidla FAI s platností od 1.1. 202</text:span><text:span text:style-name="T14">5</text:span><text:span text:style-name="T15"> </text:span><text:span text:style-name="T6">- úpravy pro žáky </text:span><text:span text:style-name="T16">max. 90 sec.</text:span><text:span text:style-name="T6">!</text:span></text:p>
      <text:p text:style-name="P12">Nesmí se odhodit píst a ucpávky!</text:p>
      <text:p text:style-name="P11"><text:s/><text:span text:style-name="T17">Kategorie: streamer S6A 2,5 Ns </text:span></text:p>
      <text:p text:style-name="P13"/>
      <text:p text:style-name="P10"><text:span text:style-name="T18">Časový rozvrh</text:span><text:span text:style-name="T19">:</text:span></text:p>
      <text:p text:style-name="P14"/>
      <text:p text:style-name="P11">Sraz na letišti v <text:span text:style-name="T20">9</text:span>.<text:span text:style-name="T20">0</text:span>0</text:p>
      <text:p text:style-name="P10"><text:span text:style-name="T6">9.</text:span><text:span text:style-name="T21">3</text:span><text:span text:style-name="T6">0 – 1</text:span><text:span text:style-name="T22">1</text:span><text:span text:style-name="T6">.</text:span><text:span text:style-name="T23">3</text:span><text:span text:style-name="T6">0 <text:s text:c="7"/><text:tab/>3 kola streamer </text:span><text:span text:style-name="T15">S6A </text:span><text:span text:style-name="T6">2,5 Ns</text:span></text:p>
      <text:p text:style-name="P11"/>
      <text:p text:style-name="P11">Motorky 2,5 Ns průměr 13 mm a palníky jsou zajištěny RMK </text:p>
      <text:p text:style-name="P11">Letovice.</text:p>
      <text:p text:style-name="P11">Odpalování individuální, zajistí pořadatel! </text:p>
      <text:p text:style-name="P12">Rampy: průměr 5 mm, nebo vlastní se souhlasem sp. komisaře</text:p>
      <text:p text:style-name="P11">Soutěžící na prvních třech místech obdrží diplom a věcnou cenu!</text:p>
      <text:p text:style-name="P11"/>
      <text:p text:style-name="P11">Létá se za každého počasí, v případě deště vezměte pláštěnku a odpovídající obuv.</text:p>
      <text:p text:style-name="P8">Účastníci a jejich doprovod souhlasí se zveřejněním ve sdělovacích prostředcích!</text:p>
      <text:p text:style-name="P15"><text:s/></text:p>
      <text:p text:style-name="P10"><text:span text:style-name="T7">2.</text:span><text:span text:style-name="T22">5</text:span><text:span text:style-name="T6">. 202</text:span><text:span text:style-name="T7">5</text:span><text:span text:style-name="T6"> <text:s/><text:tab/><text:tab/><text:tab/><text:tab/><text:tab/><text:tab/>Jiří Kašpar ved. kroužku</text:span></text:p>
      <text:p text:style-name="P1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02T10:27:12.682390300</meta:creation-date>
    <dc:date>2025-05-20T08:33:24.396093300</dc:date>
    <meta:editing-duration>PT6M44S</meta:editing-duration>
    <meta:editing-cycles>6</meta:editing-cycles>
    <meta:generator>LibreOffice/25.2.3.2$Windows_X86_64 LibreOffice_project/bbb074479178df812d175f709636b368952c2ce3</meta:generator>
    <meta:document-statistic meta:table-count="0" meta:image-count="0" meta:object-count="0" meta:page-count="1" meta:paragraph-count="24" meta:word-count="162" meta:character-count="1046" meta:non-whitespace-character-count="851"/>
  </office:meta>
</office:document-meta>
</file>